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ên đề tài : Tìm hiểu thuật toán apriori và ứng dụng khai phá luật kết hợp</text:p>
      <text:p text:style-name="Standard">Hướng dẫn sử dụng giao diện dòng lệnh</text:p>
      <text:p text:style-name="Standard">Dòng lệnh:</text:p>
      <text:p text:style-name="Standard">NCKH_Apriori.jar inputFile outputFile minSupp minCo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0S</meta:editing-duration>
    <meta:editing-cycles>3</meta:editing-cycles>
    <meta:generator>OpenOffice.org/3.4$Win32 OpenOffice.org_project/340m1$Build-9590</meta:generator>
    <dc:date>2012-06-04T12:45:26.14</dc:date>
    <meta:document-statistic meta:table-count="0" meta:image-count="0" meta:object-count="0" meta:page-count="1" meta:paragraph-count="4" meta:word-count="32" meta:character-count="174"/>
    <meta:user-defined meta:name="Info 1"/>
    <meta:user-defined meta:name="Info 2"/>
    <meta:user-defined meta:name="Info 3"/>
    <meta:user-defined meta:name="Info 4"/>
  </office:meta>
</office:document-meta>
</file>